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Times New Roman" officeooo:rsid="00ecb243" officeooo:paragraph-rsid="00ecb243"/>
    </style:style>
    <style:style style:name="P4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" fo:language="ru" fo:country="RU" officeooo:rsid="00823fa8" officeooo:paragraph-rsid="00823fa8"/>
    </style:style>
    <style:style style:name="P5" style:family="paragraph" style:parent-style-name="Standard">
      <style:paragraph-properties fo:margin-top="0in" fo:margin-bottom="0in" style:contextual-spacing="false" fo:text-indent="0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6" style:family="paragraph" style:parent-style-name="Contents_20_1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4c9d6" fo:background-color="transparent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73c18" fo:background-color="transparent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fo:background-color="transparent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b9bd48" fo:background-color="transparent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109893e" fo:background-color="transparent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59e87b" fo:background-color="transparent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9fd1c1" fo:background-color="transparent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b9bd48" fo:background-color="transparent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a0deb5" fo:background-color="transparen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font-weight="normal" officeooo:paragraph-rsid="00c6d1c2" fo:background-color="transparen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font-weight="normal" officeooo:paragraph-rsid="00d45134" fo:background-color="transparent"/>
    </style:style>
    <style:style style:name="P19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" fo:font-size="15pt" fo:language="en" fo:country="US" fo:font-weight="normal" officeooo:rsid="00c05424" officeooo:paragraph-rsid="00c05424" fo:background-color="transparen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en" fo:country="US" fo:font-weight="normal" officeooo:rsid="00c6b634" officeooo:paragraph-rsid="00c6d1c2" fo:background-color="transparent"/>
    </style:style>
    <style:style style:name="P2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language="en" fo:country="US" fo:font-weight="normal" officeooo:paragraph-rsid="00b9bd48" fo:background-color="transparen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0c6d1c2" fo:background-color="transparen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10d97cc" fo:background-color="transparen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0d45134" fo:background-color="transparen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d5a0d8" officeooo:paragraph-rsid="00d5a0d8" fo:background-color="transparent"/>
    </style:style>
    <style:style style:name="P26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officeooo:paragraph-rsid="00a4c9d6" fo:background-color="transparent"/>
    </style:style>
    <style:style style:name="P27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fo:background-color="transparent"/>
    </style:style>
    <style:style style:name="P2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background-color="transparent"/>
    </style:style>
    <style:style style:name="P2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0b9bd48" fo:background-color="transparent"/>
    </style:style>
    <style:style style:name="P30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officeooo:paragraph-rsid="00b9bd48" fo:background-color="transparent"/>
    </style:style>
    <style:style style:name="P3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103ba8c" fo:background-color="transparen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officeooo:paragraph-rsid="00b9bd48" fo:background-color="transparen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officeooo:paragraph-rsid="00c05424" fo:background-color="transparen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officeooo:paragraph-rsid="00df3471" fo:background-color="transparent"/>
    </style:style>
    <style:style style:name="P35" style:family="paragraph" style:parent-style-name="Standard" style:master-page-name="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Times New Roman" fo:language="ru" fo:country="RU" officeooo:rsid="00bee3dd" officeooo:paragraph-rsid="00bee3dd" fo:background-color="transparen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9fd1c1" fo:background-color="transparen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b9bd48" fo:background-color="transparen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b9bd48" fo:background-color="transparen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a0deb5" fo:background-color="transparen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b779f3" fo:background-color="transparent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language="ru" fo:country="RU" officeooo:rsid="00a0deb5" officeooo:paragraph-rsid="00a0deb5" fo:background-color="transparent"/>
    </style:style>
    <style:style style:name="P4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weight="normal" fo:background-color="transparent"/>
    </style:style>
    <style:style style:name="P43" style:family="paragraph" style:parent-style-name="Standard" style:master-page-name="">
      <style:paragraph-properties fo:margin-left="0in" fo:margin-right="0in" fo:margin-top="0.0398in" fo:margin-bottom="0.0398in" style:contextual-spacing="false" fo:line-height="150%" fo:text-align="justify" style:justify-single-word="false" fo:text-indent="0in" style:auto-text-indent="false" style:page-number="auto"/>
      <style:text-properties fo:color="#000000" loext:opacity="100%" fo:language="ru" fo:country="RU" officeooo:rsid="00c1ea24" officeooo:paragraph-rsid="00c6d1c2" fo:background-color="transparent"/>
    </style:style>
    <style:style style:name="P44" style:family="paragraph" style:parent-style-name="Text_20_body">
      <style:paragraph-properties fo:text-align="center" style:justify-single-word="false"/>
      <style:text-properties officeooo:rsid="0059e87b" officeooo:paragraph-rsid="0059e87b"/>
    </style:style>
    <style:style style:name="P45" style:family="paragraph" style:parent-style-name="Text_20_body">
      <style:paragraph-properties fo:text-align="center" style:justify-single-word="false"/>
      <style:text-properties officeooo:rsid="0059e87b" officeooo:paragraph-rsid="00a73c18"/>
    </style:style>
    <style:style style:name="P46" style:family="paragraph" style:parent-style-name="Text_20_body">
      <style:paragraph-properties fo:text-align="center" style:justify-single-word="false"/>
      <style:text-properties officeooo:rsid="0059e87b" officeooo:paragraph-rsid="00b9bd48"/>
    </style:style>
    <style:style style:name="P47" style:family="paragraph" style:parent-style-name="List_20_Paragraph" style:master-page-name="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style:page-number="auto" fo:background-color="transparent" style:writing-mode="lr-tb"/>
      <style:text-properties fo:font-size="15pt" fo:language="ru" fo:country="RU" officeooo:rsid="00e361d3" officeooo:paragraph-rsid="0100d098" style:font-size-asian="15pt" style:font-size-complex="15pt"/>
    </style:style>
    <style:style style:name="P48" style:family="paragraph" style:parent-style-name="Standard">
      <style:paragraph-properties fo:line-height="150%" fo:text-align="justify" style:justify-single-word="false" fo:text-indent="0.4917in" style:auto-text-indent="false"/>
      <style:text-properties officeooo:paragraph-rsid="00b3f95d" style:font-name-complex="Times New Roman1" style:font-size-complex="14pt"/>
    </style:style>
    <style:style style:name="P49" style:family="paragraph" style:parent-style-name="Standard">
      <style:paragraph-properties fo:line-height="150%" fo:text-align="justify" style:justify-single-word="false" fo:text-indent="0.4917in" style:auto-text-indent="false"/>
      <style:text-properties fo:language="ru" fo:country="RU" officeooo:rsid="007039fa" officeooo:paragraph-rsid="00b3f95d" style:font-name-complex="Times New Roman1" style:font-size-complex="14pt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 style:list-style-name="">
      <style:paragraph-properties fo:line-height="100%" fo:text-align="center" style:justify-single-word="false" fo:orphans="2" fo:widows="2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54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55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56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57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58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59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60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61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62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63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64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  <style:text-properties style:font-name-complex="Times New Roman1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d5a0d8" officeooo:paragraph-rsid="00d5a0d8" fo:background-color="transparent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6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7" style:family="text">
      <style:text-properties style:font-name-complex="Times New Roman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b779f3"/>
    </style:style>
    <style:style style:name="T10" style:family="text">
      <style:text-properties fo:language="en" fo:country="US" officeooo:rsid="00b9bd48"/>
    </style:style>
    <style:style style:name="T11" style:family="text">
      <style:text-properties fo:language="en" fo:country="US" officeooo:rsid="009fd1c1"/>
    </style:style>
    <style:style style:name="T12" style:family="text">
      <style:text-properties fo:language="en" fo:country="US" officeooo:rsid="00ba5f06"/>
    </style:style>
    <style:style style:name="T13" style:family="text">
      <style:text-properties fo:language="en" fo:country="US" officeooo:rsid="00c05424"/>
    </style:style>
    <style:style style:name="T14" style:family="text">
      <style:text-properties fo:language="en" fo:country="US" officeooo:rsid="00c340b1"/>
    </style:style>
    <style:style style:name="T15" style:family="text">
      <style:text-properties fo:language="en" fo:country="US" officeooo:rsid="00c6b634"/>
    </style:style>
    <style:style style:name="T16" style:family="text">
      <style:text-properties fo:language="en" fo:country="US" officeooo:rsid="00c97332"/>
    </style:style>
    <style:style style:name="T17" style:family="text">
      <style:text-properties fo:language="en" fo:country="US" officeooo:rsid="00cb9e2b"/>
    </style:style>
    <style:style style:name="T18" style:family="text">
      <style:text-properties fo:language="en" fo:country="US" officeooo:rsid="00d07505"/>
    </style:style>
    <style:style style:name="T19" style:family="text">
      <style:text-properties fo:language="en" fo:country="US" officeooo:rsid="00d31ca4"/>
    </style:style>
    <style:style style:name="T20" style:family="text">
      <style:text-properties fo:language="en" fo:country="US" officeooo:rsid="00d63829"/>
    </style:style>
    <style:style style:name="T21" style:family="text">
      <style:text-properties fo:language="en" fo:country="US" officeooo:rsid="00dd8d91"/>
    </style:style>
    <style:style style:name="T22" style:family="text">
      <style:text-properties fo:language="en" fo:country="US" officeooo:rsid="00fcce4e"/>
    </style:style>
    <style:style style:name="T23" style:family="text">
      <style:text-properties fo:language="en" fo:country="US" officeooo:rsid="01087db9"/>
    </style:style>
    <style:style style:name="T24" style:family="text">
      <style:text-properties fo:language="en" fo:country="US" officeooo:rsid="01096992"/>
    </style:style>
    <style:style style:name="T25" style:family="text">
      <style:text-properties fo:language="en" fo:country="US" officeooo:rsid="01096fde"/>
    </style:style>
    <style:style style:name="T26" style:family="text">
      <style:text-properties officeooo:rsid="00199156" fo:background-color="#ffff00" loext:char-shading-value="0" style:font-name-asian="Calibri1" style:language-asian="ru" style:country-asian="RU" style:font-name-complex="Times New Roman1" style:font-size-complex="14pt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526cbb"/>
    </style:style>
    <style:style style:name="T29" style:family="text">
      <style:text-properties fo:language="ru" fo:country="RU" officeooo:rsid="009fd1c1"/>
    </style:style>
    <style:style style:name="T30" style:family="text">
      <style:text-properties fo:font-size="15pt" fo:font-weight="normal"/>
    </style:style>
    <style:style style:name="T31" style:family="text">
      <style:text-properties fo:font-size="15pt" fo:language="en" fo:country="US" fo:font-weight="normal" officeooo:rsid="00df3471"/>
    </style:style>
    <style:style style:name="T32" style:family="text">
      <style:text-properties fo:font-size="15pt" fo:language="en" fo:country="US" fo:font-weight="normal" officeooo:rsid="00f5f518"/>
    </style:style>
    <style:style style:name="T33" style:family="text">
      <style:text-properties fo:font-size="15pt" fo:language="en" fo:country="US" fo:font-weight="normal" officeooo:rsid="0103ba8c"/>
    </style:style>
    <style:style style:name="T34" style:family="text">
      <style:text-properties style:font-name="Times New Roman"/>
    </style:style>
    <style:style style:name="T35" style:family="text">
      <style:text-properties officeooo:rsid="00bf52d0"/>
    </style:style>
    <style:style style:name="T36" style:family="text">
      <style:text-properties officeooo:rsid="00bfef1f"/>
    </style:style>
    <style:style style:name="T37" style:family="text">
      <style:text-properties officeooo:rsid="00c05424"/>
    </style:style>
    <style:style style:name="T38" style:family="text">
      <style:text-properties officeooo:rsid="00c1ea24"/>
    </style:style>
    <style:style style:name="T39" style:family="text">
      <style:text-properties officeooo:rsid="00c340b1"/>
    </style:style>
    <style:style style:name="T40" style:family="text">
      <style:text-properties officeooo:rsid="00c4b238"/>
    </style:style>
    <style:style style:name="T41" style:family="text">
      <style:text-properties officeooo:rsid="00c4c3ee"/>
    </style:style>
    <style:style style:name="T42" style:family="text">
      <style:text-properties officeooo:rsid="00c52d04"/>
    </style:style>
    <style:style style:name="T43" style:family="text">
      <style:text-properties officeooo:rsid="00c6b634"/>
    </style:style>
    <style:style style:name="T44" style:family="text">
      <style:text-properties officeooo:rsid="00c6d1c2"/>
    </style:style>
    <style:style style:name="T45" style:family="text">
      <style:text-properties officeooo:rsid="00c97332"/>
    </style:style>
    <style:style style:name="T46" style:family="text">
      <style:text-properties officeooo:rsid="00cb0eac"/>
    </style:style>
    <style:style style:name="T47" style:family="text">
      <style:text-properties officeooo:rsid="00cb9e2b"/>
    </style:style>
    <style:style style:name="T48" style:family="text">
      <style:text-properties officeooo:rsid="00d07505"/>
    </style:style>
    <style:style style:name="T49" style:family="text">
      <style:text-properties officeooo:rsid="00d12b26"/>
    </style:style>
    <style:style style:name="T50" style:family="text">
      <style:text-properties officeooo:rsid="00d31ca4"/>
    </style:style>
    <style:style style:name="T51" style:family="text">
      <style:text-properties officeooo:rsid="00d63829"/>
    </style:style>
    <style:style style:name="T52" style:family="text">
      <style:text-properties officeooo:rsid="00d7a1ce"/>
    </style:style>
    <style:style style:name="T53" style:family="text">
      <style:text-properties officeooo:rsid="00d823e6"/>
    </style:style>
    <style:style style:name="T54" style:family="text">
      <style:text-properties officeooo:rsid="00d95611"/>
    </style:style>
    <style:style style:name="T55" style:family="text">
      <style:text-properties officeooo:rsid="00d9a41c"/>
    </style:style>
    <style:style style:name="T56" style:family="text">
      <style:text-properties officeooo:rsid="00dab326"/>
    </style:style>
    <style:style style:name="T57" style:family="text">
      <style:text-properties officeooo:rsid="00db21ee"/>
    </style:style>
    <style:style style:name="T58" style:family="text">
      <style:text-properties officeooo:rsid="00e67329"/>
    </style:style>
    <style:style style:name="T59" style:family="text">
      <style:text-properties officeooo:rsid="00e86397"/>
    </style:style>
    <style:style style:name="T60" style:family="text">
      <style:text-properties officeooo:rsid="00ea0465"/>
    </style:style>
    <style:style style:name="T61" style:family="text">
      <style:text-properties officeooo:rsid="00f72dcc"/>
    </style:style>
    <style:style style:name="T62" style:family="text">
      <style:text-properties officeooo:rsid="00feadb7"/>
    </style:style>
    <style:style style:name="T63" style:family="text">
      <style:text-properties officeooo:rsid="010049b2"/>
    </style:style>
    <style:style style:name="T64" style:family="text">
      <style:text-properties officeooo:rsid="010bad7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 loext:marker-style-name="T1"><text:span text:style-name="T1">МИНОБРНАУКИ РОССИИ</text:span></text:p>
      <text:p text:style-name="P53" loext:marker-style-name="T1"><text:span text:style-name="T1">ФЕДЕРАЛЬНОЕ ГОСУДАРСТВЕННОЕ БЮДЖЕТНОЕ ОБРАЗОВАТЕЛЬНОЕ </text:span><text:span text:style-name="T1"/></text:p>
      <text:p text:style-name="P53" loext:marker-style-name="T1"><text:span text:style-name="T1">УЧРЕЖДЕНИЕ ВЫСШЕГО ОБРАЗОВАНИЯ</text:span><text:span text:style-name="T1"/></text:p>
      <text:p text:style-name="P53" loext:marker-style-name="T1"><text:span text:style-name="T1">«НИЖЕГОРОДСКИЙ ГОСУДАРСТВЕННЫЙ ТЕХНИЧЕСКИЙ</text:span><text:span text:style-name="T1"/></text:p>
      <text:p text:style-name="P53" loext:marker-style-name="T1"><text:span text:style-name="T1"><text:s/>УНИВЕРСИТЕТ ИМ. Р.Е. АЛЕКСЕЕВА»</text:span><text:span text:style-name="T1"/></text:p>
      <text:p text:style-name="P53" loext:marker-style-name="T1"><text:span text:style-name="T1">(НГТУ)</text:span><text:span text:style-name="T1"/></text:p>
      <text:p text:style-name="P54" loext:marker-style-name="T2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2">Институт радиоэлектроники и информационных технологий<text:span text:style-name="T3"/></text:p>
      <text:p text:style-name="P2"><text:bookmark-start text:name="__RefHeading___Toc4032_1917984385"/>Кафедра «Информационные радиосистемы»<text:bookmark-end text:name="__RefHeading___Toc4032_1917984385"/><text:span text:style-name="T3"/></text:p>
      <text:p text:style-name="P59" loext:marker-style-name="T4"/>
      <text:p text:style-name="P53" loext:marker-style-name="T4"><text:span text:style-name="T4">Контрольная работа по дисциплине </text:span><text:span text:style-name="T4"/></text:p>
      <text:p text:style-name="P53" loext:marker-style-name="T4"><text:span text:style-name="T4">«Системное программирование»</text:span><text:span text:style-name="T4"/></text:p>
      <text:p text:style-name="P56" loext:marker-style-name="T3"/>
      <text:p text:style-name="P57" loext:marker-style-name="T3"/>
      <text:p text:style-name="P57" loext:marker-style-name="T3"/>
      <text:p text:style-name="P57" loext:marker-style-name="T3"/>
      <text:p text:style-name="P57" loext:marker-style-name="T3"/>
      <text:p text:style-name="P57" loext:marker-style-name="T3"/>
      <text:p text:style-name="P57" loext:marker-style-name="T3"/>
      <text:p text:style-name="P61" loext:marker-style-name="T3"><text:span text:style-name="T3">Выполнил:</text:span><text:span text:style-name="T3"/></text:p>
      <text:p text:style-name="P62" loext:marker-style-name="T3"><text:span text:style-name="T3">Студент гр. 23-РЗ<text:tab/></text:span><text:span text:style-name="T26">____________</text:span></text:p>
      <text:p text:style-name="P63" loext:marker-style-name="T5"/>
      <text:p text:style-name="P62" loext:marker-style-name="T3"><text:span text:style-name="T3">Проверил:</text:span><text:span text:style-name="T3"/></text:p>
      <text:p text:style-name="P58" loext:marker-style-name="T3"/>
      <text:p text:style-name="P62" loext:marker-style-name="T3"><text:span text:style-name="T3">к.т.н., доцент кафедры ИРС Сидоров С.Б.</text:span><text:span text:style-name="T3"/></text:p>
      <text:p text:style-name="P62" loext:marker-style-name="T6"><text:span text:style-name="T5"><text:s text:c="64"/></text:span><text:span text:style-name="T6"><text:tab/></text:span></text:p>
      <text:p text:style-name="P60" loext:marker-style-name="T4"/>
      <text:p text:style-name="P60" loext:marker-style-name="T4"/>
      <text:p text:style-name="P60" loext:marker-style-name="T4"/>
      <text:p text:style-name="P60" loext:marker-style-name="T4"/>
      <text:p text:style-name="P5"/>
      <text:p text:style-name="P60" loext:marker-style-name="T4"/>
      <text:p text:style-name="P60" loext:marker-style-name="T4"/>
      <text:p text:style-name="P53" loext:marker-style-name="T3"><text:span text:style-name="T3">Нижний Новгород</text:span><text:span text:style-name="T3"/></text:p>
      <text:p text:style-name="P53" loext:marker-style-name="T3"><text:span text:style-name="T3">2024</text:span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</text:p>
            <text:p text:style-name="P3">Содержание</text:p>
          </text:index-title>
          <text:p text:style-name="P6"><text:a xlink:type="simple" xlink:href="#__RefHeading___Toc4034_1917984385" text:style-name="Index_20_Link" text:visited-style-name="Index_20_Link">1. Постановка задачи<text:tab/>3</text:a></text:p>
          <text:p text:style-name="P6"><text:a xlink:type="simple" xlink:href="#__RefHeading___Toc4036_1917984385" text:style-name="Index_20_Link" text:visited-style-name="Index_20_Link">2. Архитектура программной системы<text:tab/>4</text:a></text:p>
          <text:p text:style-name="P6"><text:a xlink:type="simple" xlink:href="#__RefHeading___Toc4038_1917984385" text:style-name="Index_20_Link" text:visited-style-name="Index_20_Link">3. Алгоритм обработки<text:tab/>6</text:a></text:p>
          <text:p text:style-name="P6"><text:a xlink:type="simple" xlink:href="#__RefHeading___Toc4366_1917984385" text:style-name="Index_20_Link" text:visited-style-name="Index_20_Link">Приложение 1.<text:tab/>7</text:a></text:p>
          <text:p text:style-name="P7"><text:a xlink:type="simple" xlink:href="#__RefHeading___Toc4368_1917984385" text:style-name="Index_20_Link" text:visited-style-name="Index_20_Link">Версия 1.0<text:tab/>7</text:a></text:p>
          <text:p text:style-name="P7"><text:a xlink:type="simple" xlink:href="#__RefHeading___Toc4370_1917984385" text:style-name="Index_20_Link" text:visited-style-name="Index_20_Link">Версия 0.5<text:tab/>11</text:a></text:p>
          <text:p text:style-name="P7"><text:a xlink:type="simple" xlink:href="#__RefHeading___Toc4433_1917984385" text:style-name="Index_20_Link" text:visited-style-name="Index_20_Link">Версия 0.1<text:tab/>14</text:a></text:p>
        </text:index-body>
      </text:table-of-content>
      <text:p text:style-name="P64" loext:marker-style-name="T7"/>
      <text:h text:style-name="P50" text:outline-level="1"><text:bookmark-start text:name="__RefHeading___Toc4034_1917984385"/>1. Постановка задачи<text:bookmark-end text:name="__RefHeading___Toc4034_1917984385"/></text:h>
      <text:p text:style-name="P48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41.</text:p>
      <text:p text:style-name="P49">В заданной последовательности целых чисел {a1 ,a2 ,…an } подсчитать количество отрицательных, положительных и нулевых элементов.</text:p>
      <text:h text:style-name="P51" text:outline-level="1"/>
      <text:h text:style-name="P50" text:outline-level="1"><text:bookmark-start text:name="__RefHeading___Toc4036_1917984385"/>2. Архитектура программной системы<text:bookmark-end text:name="__RefHeading___Toc4036_1917984385"/></text:h>
      <text:p text:style-name="P35"><text:tab/>В качестве структуры был использован подход с применением парадигмы АТД, и структуры <text:span text:style-name="T8">Application </text:span>соответственно. <text:span text:style-name="T35">Структура хранит в себе все переменные используемые данным приложением, необходимые для выполнения поставленной задачи. </text:span><text:span text:style-name="T36">Разберём структуру </text:span><text:span text:style-name="T13">Application, </text:span><text:span text:style-name="T37">представленную в заголовочном файле </text:span><text:span text:style-name="T13">application.h</text:span></text:p>
      <text:p text:style-name="P19"><text:tab/>typedef struct Application{</text:p>
      <text:p text:style-name="P33"><text:tab/>    <text:span text:style-name="T30">int n;</text:span></text:p>
      <text:p text:style-name="P33"><text:tab/>    <text:span text:style-name="T30">std::vector&lt;int&gt;array;</text:span></text:p>
      <text:p text:style-name="P34"><text:span text:style-name="T30"><text:tab/>    int </text:span><text:span text:style-name="T33">counter_</text:span><text:span text:style-name="T32">positive</text:span><text:span text:style-name="T30"> </text:span><text:span text:style-name="T31">= 0</text:span><text:span text:style-name="T30">, </text:span><text:span text:style-name="T33">counter_</text:span><text:span text:style-name="T32">negative</text:span><text:span text:style-name="T30"> </text:span><text:span text:style-name="T31">= 0</text:span><text:span text:style-name="T30">, </text:span><text:span text:style-name="T33">counter_</text:span><text:span text:style-name="T30">zero </text:span><text:span text:style-name="T31">= 0</text:span><text:span text:style-name="T30">;</text:span></text:p>
      <text:p text:style-name="P19"><text:tab/>}Application;</text:p>
      <text:p text:style-name="P43"><text:tab/><text:span text:style-name="T44">Первый элемент </text:span><text:span text:style-name="T34">—</text:span><text:span text:style-name="T44"> </text:span>число <text:span text:style-name="T8">n, </text:span>по условию задачи. Представляет собой количество элементов последовательности для обработки, запрашивается у пользователя.</text:p>
      <text:p text:style-name="P4"><text:tab/><text:span text:style-name="T38">Второй элемент — вектор целочисленных. </text:span><text:span text:style-name="T39">В него будет добавлено </text:span><text:span text:style-name="T14">n </text:span><text:span text:style-name="T39">элементов. Значение каждого элемента запрашивается у пользователя.</text:span></text:p>
      <text:p text:style-name="P4"><text:tab/><text:span text:style-name="T40">Третий элемент — три переменных, являющееся счётчиками </text:span><text:span text:style-name="T61">положительных, отрицательных и</text:span><text:span text:style-name="T41"> нулей в введённой последовательности. </text:span></text:p>
      <text:p text:style-name="P4"><text:tab/><text:span text:style-name="T42">Теперь разберём </text:span><text:span text:style-name="T43">объявления функций основного модуля </text:span><text:span text:style-name="T15">application.</text:span></text:p>
      <text:p text:style-name="P17"><text:tab/>int app_launch(Application&amp; app);</text:p>
      <text:p text:style-name="P17"><text:tab/>bool app_input(Application&amp; app);</text:p>
      <text:p text:style-name="P17"><text:tab/>bool app_process(Application&amp; app);</text:p>
      <text:p text:style-name="P20"><text:tab/>bool app_output(Application&amp; app);</text:p>
      <text:p text:style-name="P17"><text:span text:style-name="T15"/></text:p>
      <text:p text:style-name="P22"><text:tab/>П<text:span text:style-name="T45">ервая функция — основная функция запуска рассматриваемого приложения. Она вызывается в функции </text:span><text:span text:style-name="T16">main, </text:span><text:span text:style-name="T45">принимает на вход </text:span><text:span text:style-name="T46">переменную по типу АТД. Далее в этой функции будут вызваны под-модули программы, а именно ввод информации, обработка и вывод.</text:span></text:p>
      <text:p text:style-name="P22"><text:soft-page-break/><text:tab/><text:span text:style-name="T47">Вторая функция — функция ввода данных. Сначала запрашивает у пользователя число </text:span><text:span text:style-name="T17">n, </text:span><text:span text:style-name="T47">далее исходя из этого числа, будет выполнен запрос значений последовательности в цикле, до числа </text:span><text:span text:style-name="T17">n.</text:span></text:p>
      <text:p text:style-name="P22"><text:span text:style-name="T17"/></text:p>
      <text:p text:style-name="P22"><text:span text:style-name="T17"><text:tab/></text:span><text:span text:style-name="T47">Третья функция — обработка последовательности. </text:span><text:span text:style-name="T48">Пользователю будет показан получившийся вектор. Далее будут вызваны функции модуля </text:span><text:span text:style-name="T18">vector_handle, </text:span><text:span text:style-name="T48">для подсчёта количества </text:span><text:span text:style-name="T64">положительных</text:span><text:span text:style-name="T48">, </text:span><text:span text:style-name="T64">отрицательных</text:span><text:span text:style-name="T48"> и нулей.</text:span></text:p>
      <text:p text:style-name="P22"/>
      <text:p text:style-name="P23"><text:tab/><text:span text:style-name="T49">Четвёртая функция — отвечает за вывод результата работы программы — количества </text:span><text:span text:style-name="T64">положительных</text:span><text:span text:style-name="T48">, </text:span><text:span text:style-name="T64">отрицательных</text:span><text:span text:style-name="T48"> и нулей.</text:span></text:p>
      <text:p text:style-name="P22"/>
      <text:p text:style-name="P22"><text:tab/><text:span text:style-name="T50">Далее разберём модуль </text:span><text:span text:style-name="T19">vector_handle. </text:span><text:span text:style-name="T50">Глобальная задача модуля — предоставить удобный интерфейс для взаимодействия с последовательностью — вектором. </text:span></text:p>
      <text:p text:style-name="P24"/>
      <text:p text:style-name="P24"><text:tab/>std::vector&lt;int&gt;vector_fill(int n);</text:p>
      <text:p text:style-name="P18"><text:tab/>int vector_count_<text:span text:style-name="T22">positive</text:span>(std::vector&lt;int&gt;to_compute);</text:p>
      <text:p text:style-name="P18"><text:tab/>int vector_count_<text:span text:style-name="T22">negative</text:span>(std::vector&lt;int&gt;to_compute);</text:p>
      <text:p text:style-name="P18"><text:tab/>int vector_count_zeroes(std::vector&lt;int&gt;to_compute);</text:p>
      <text:p text:style-name="P24"><text:tab/>void vector_show(std::vector&lt;int&gt;to_compute);</text:p>
      <text:p text:style-name="P24"/>
      <text:p text:style-name="P25"><text:tab/>Первая функция <text:span text:style-name="T51">реализует запрос элементов последовательности у пользователя. Принимая на вход число </text:span><text:span text:style-name="T20">n, </text:span><text:span text:style-name="T51">в цикле, пользователю будет предложено ввести каждое значение </text:span><text:span text:style-name="T52">последовательности. </text:span><text:span text:style-name="T53">Возвращает ново-образованную последовательность.</text:span></text:p>
      <text:p text:style-name="P25"><text:soft-page-break/><text:tab/><text:span text:style-name="T54">Вторая, третья, и четвёртая функции реализуют функционал подсчёта количества </text:span><text:span text:style-name="T62">положительных</text:span><text:span text:style-name="T54">, </text:span><text:span text:style-name="T62">отрицательных</text:span><text:span text:style-name="T54"> и нулей в последовательности. Каждая из этих функций возвращает получившийся результат.</text:span></text:p>
      <text:p text:style-name="P25"/>
      <text:p text:style-name="P25"><text:tab/><text:span text:style-name="T55">Пятая функция позволяет </text:span><text:span text:style-name="T56">избежать дублирования кода, при необходимости демонстрации последовательности пользователю. </text:span><text:span text:style-name="T57">Функция принимает на вход последовательность, которую необходимо отобразить. И соответственно, отображает её.</text:span></text:p>
      <text:h text:style-name="P50" text:outline-level="1"><text:bookmark-start text:name="__RefHeading___Toc4038_1917984385"/>3. Алгоритм обработки<text:bookmark-end text:name="__RefHeading___Toc4038_1917984385"/></text:h>
      <text:p text:style-name="P47">Алгоритм обработки достаточно тривиален. После запуска приложения, пользователь введёт число <text:span text:style-name="T8">n. </text:span>Далее, исходя из этого числа, будут запрошены остальные значения. <text:span text:style-name="T58">Далее будут вызваны функции подсчёта количества элементов, </text:span><text:span text:style-name="T63">положительных</text:span><text:span text:style-name="T58">, </text:span><text:span text:style-name="T63">отрицательных</text:span><text:span text:style-name="T58"> и ну</text:span><text:span text:style-name="T63">л</text:span><text:span text:style-name="T58">ей. </text:span><text:span text:style-name="T59">После обработки последовательности, </text:span><text:span text:style-name="T60">на стандартное устройство вывода будет представлена информация о количестве </text:span><text:span text:style-name="T63">положительных</text:span><text:span text:style-name="T60">, </text:span><text:span text:style-name="T63">отрицательных</text:span><text:span text:style-name="T60"> и нулей в последовательности.</text:span></text:p>
      <text:h text:style-name="P50" text:outline-level="1" text:is-list-header="true"><text:bookmark-start text:name="__RefHeading___Toc4366_1917984385"/><text:span text:style-name="T28">П</text:span><text:span text:style-name="T27">риложение 1.</text:span><text:bookmark-end text:name="__RefHeading___Toc4366_1917984385"/></text:h>
      <text:h text:style-name="Heading_20_2" text:outline-level="2" text:is-list-header="true"><text:bookmark-start text:name="__RefHeading___Toc4368_1917984385"/>Версия 1.0<text:bookmark-end text:name="__RefHeading___Toc4368_1917984385"/></text:h>
      <text:p text:style-name="P44">Файл <text:span text:style-name="T8">main.cpp</text:span></text:p>
      <text:p text:style-name="P13">#include "application.h"</text:p>
      <text:p text:style-name="P10">int main(){</text:p>
      <text:p text:style-name="P12">    std::cout &lt;&lt; "<text:span text:style-name="T12">Welcome to </text:span><text:span text:style-name="T25">Positive</text:span><text:span text:style-name="T12">/</text:span><text:span text:style-name="T25">Negative</text:span><text:span text:style-name="T12">/Zero evaluation program.</text:span>" &lt;&lt; std::endl;</text:p>
      <text:p text:style-name="P28">    <text:span text:style-name="T30">Application app;</text:span></text:p>
      <text:p text:style-name="P28">    <text:span text:style-name="T30">int ret = app_launch(app);</text:span></text:p>
      <text:p text:style-name="P28">    <text:span text:style-name="T30">return ret;</text:span></text:p>
      <text:p text:style-name="P10">}</text:p>
      <text:p text:style-name="P13"/>
      <text:p text:style-name="P36">Файл <text:span text:style-name="T8">application.h</text:span></text:p>
      <text:p text:style-name="P14">#ifndef HEADER_H</text:p>
      <text:p text:style-name="P10">#define <text:span text:style-name="T8">HEADE</text:span><text:span text:style-name="T21">R</text:span><text:span text:style-name="T8">_H</text:span></text:p>
      <text:p text:style-name="P27"/>
      <text:p text:style-name="P10">#include &lt;iostream&gt;</text:p>
      <text:p text:style-name="P10">#include "vector_handle.h"</text:p>
      <text:p text:style-name="P27"/>
      <text:p text:style-name="P10">typedef struct Application{</text:p>
      <text:p text:style-name="P28">    <text:span text:style-name="T30">int n;</text:span></text:p>
      <text:p text:style-name="P28">    <text:span text:style-name="T30">std::vector&lt;int&gt;array;</text:span></text:p>
      <text:p text:style-name="P31">    <text:span text:style-name="T30">int</text:span> <text:span text:style-name="T33">counter_positive</text:span> <text:span text:style-name="T31">= 0</text:span><text:span text:style-name="T30">, </text:span><text:span text:style-name="T33">counter_negative </text:span><text:span text:style-name="T31">= 0</text:span><text:span text:style-name="T30">, </text:span><text:span text:style-name="T33">counter_</text:span><text:span text:style-name="T30">zero </text:span><text:span text:style-name="T31">= 0</text:span><text:span text:style-name="T30">;</text:span></text:p>
      <text:p text:style-name="P27"/>
      <text:p text:style-name="P10">}Application;</text:p>
      <text:p text:style-name="P27"/>
      <text:p text:style-name="P10">int app_launch(Application&amp; app);</text:p>
      <text:p text:style-name="P10">bool app_input(Application&amp; app);</text:p>
      <text:p text:style-name="P10">bool app_process(Application&amp; app);</text:p>
      <text:p text:style-name="P10">bool app_output(Application&amp; app);</text:p>
      <text:p text:style-name="P27"/>
      <text:p text:style-name="P10">#endif //HEADER_H</text:p>
      <text:p text:style-name="P14"/>
      <text:p text:style-name="P14"><text:soft-page-break/></text:p>
      <text:p text:style-name="P14"/>
      <text:p text:style-name="P36">Файл <text:span text:style-name="T8">application.cpp</text:span></text:p>
      <text:p text:style-name="P14">#include "application.h"</text:p>
      <text:p text:style-name="P27"/>
      <text:p text:style-name="P10">int app_launch(Application &amp;app){</text:p>
      <text:p text:style-name="P28">    <text:span text:style-name="T30">app_input(app);</text:span></text:p>
      <text:p text:style-name="P28">    <text:span text:style-name="T30">app_process(app);</text:span></text:p>
      <text:p text:style-name="P28">    <text:span text:style-name="T30">app_output(app);</text:span></text:p>
      <text:p text:style-name="P28">    <text:span text:style-name="T30">return 0;</text:span></text:p>
      <text:p text:style-name="P10">}</text:p>
      <text:p text:style-name="P27"/>
      <text:p text:style-name="P10">bool app_input(Application&amp; app){</text:p>
      <text:p text:style-name="P28">    <text:span text:style-name="T30">std::cout &lt;&lt; "Input n: " &lt;&lt; std::endl;</text:span></text:p>
      <text:p text:style-name="P28">    <text:span text:style-name="T30">std::cin &gt;&gt; app.n;</text:span></text:p>
      <text:p text:style-name="P28">    <text:span text:style-name="T30">app.array = vector_fill(app.n);</text:span></text:p>
      <text:p text:style-name="P28">    <text:span text:style-name="T30">return true;</text:span></text:p>
      <text:p text:style-name="P10">}</text:p>
      <text:p text:style-name="P27"/>
      <text:p text:style-name="P10">bool app_process(Application&amp; app){</text:p>
      <text:p text:style-name="P28">    <text:span text:style-name="T30">vector_show(app.array);</text:span></text:p>
      <text:p text:style-name="P28">    <text:span text:style-name="T30">app.counter_positive = vector_count_positive(app.array);</text:span></text:p>
      <text:p text:style-name="P28">    <text:span text:style-name="T30">app.counter_negative = vector_count_negative(app.array);</text:span></text:p>
      <text:p text:style-name="P28">    <text:span text:style-name="T30">app.counter_zero = vector_count_zeroes(app.array);</text:span></text:p>
      <text:p text:style-name="P28">    <text:span text:style-name="T30">return true;</text:span></text:p>
      <text:p text:style-name="P10">}</text:p>
      <text:p text:style-name="P27"/>
      <text:p text:style-name="P10">bool app_output(Application&amp; app){</text:p>
      <text:p text:style-name="P28">    <text:span text:style-name="T30">std::cout &lt;&lt; "Positive: " &lt;&lt; app.counter_positive &lt;&lt; std::endl;</text:span></text:p>
      <text:p text:style-name="P28">    <text:span text:style-name="T30">std::cout &lt;&lt; "Negative: " &lt;&lt; app.counter_negative &lt;&lt; std::endl;</text:span></text:p>
      <text:p text:style-name="P28">    <text:span text:style-name="T30">std::cout &lt;&lt; "Zero: " &lt;&lt; app.counter_zero &lt;&lt; std::endl;</text:span></text:p>
      <text:p text:style-name="P28">    <text:span text:style-name="T30">return true;</text:span></text:p>
      <text:p text:style-name="P10">}</text:p>
      <text:p text:style-name="P10"/>
      <text:p text:style-name="P10"/>
      <text:p text:style-name="P14"><text:soft-page-break/></text:p>
      <text:p text:style-name="P39">Файл <text:span text:style-name="T9">vector_handle</text:span><text:span text:style-name="T8">.h</text:span></text:p>
      <text:p text:style-name="P16">#include &lt;vector&gt;</text:p>
      <text:p text:style-name="P27"/>
      <text:p text:style-name="P10">std::vector&lt;int&gt;vector_fill(int n);</text:p>
      <text:p text:style-name="P10">int vector_count_positive(std::vector&lt;int&gt;to_compute);</text:p>
      <text:p text:style-name="P10">int vector_count_negative(std::vector&lt;int&gt;to_compute);</text:p>
      <text:p text:style-name="P10">int vector_count_zeroes(std::vector&lt;int&gt;to_compute);</text:p>
      <text:p text:style-name="P10">void vector_show(std::vector&lt;int&gt;to_compute);</text:p>
      <text:p text:style-name="P16"/>
      <text:p text:style-name="P40">Файл <text:span text:style-name="T9">vector_handle</text:span><text:span text:style-name="T8">.cpp</text:span></text:p>
      <text:p text:style-name="P16">#include "vector_handle.h"</text:p>
      <text:p text:style-name="P10">#include &lt;iostream&gt;</text:p>
      <text:p text:style-name="P27"/>
      <text:p text:style-name="P10">std::vector&lt;int&gt; vector_fill(int n){</text:p>
      <text:p text:style-name="P28">    <text:span text:style-name="T30">std::vector&lt;int&gt; to_return;</text:span></text:p>
      <text:p text:style-name="P28">    <text:span text:style-name="T30">int temp_int;</text:span></text:p>
      <text:p text:style-name="P28">    <text:span text:style-name="T30">for(int i = 0; i &lt; n; ++i){</text:span></text:p>
      <text:p text:style-name="P28">        <text:span text:style-name="T30">std::cout &lt;&lt; "Input a_" &lt;&lt; i+1 &lt;&lt; " / " &lt;&lt; "a_" &lt;&lt; n &lt;&lt; " character:" &lt;&lt; std::endl;</text:span></text:p>
      <text:p text:style-name="P28">        <text:span text:style-name="T30">std::cin &gt;&gt; temp_int;</text:span></text:p>
      <text:p text:style-name="P28">        <text:span text:style-name="T30">to_return.push_back(temp_int);</text:span></text:p>
      <text:p text:style-name="P28">    <text:span text:style-name="T30">}</text:span></text:p>
      <text:p text:style-name="P28">    <text:span text:style-name="T30">return to_return;</text:span></text:p>
      <text:p text:style-name="P10">}</text:p>
      <text:p text:style-name="P27"/>
      <text:p text:style-name="P10">int vector_count_positive(std::vector&lt;int&gt;to_compute){</text:p>
      <text:p text:style-name="P28">    <text:span text:style-name="T30">int counter = 0;</text:span></text:p>
      <text:p text:style-name="P28">    <text:span text:style-name="T30">for(int i : to_compute){</text:span></text:p>
      <text:p text:style-name="P28">        <text:span text:style-name="T30">if (i &gt; 0){</text:span></text:p>
      <text:p text:style-name="P28">            <text:span text:style-name="T30">++counter;</text:span></text:p>
      <text:p text:style-name="P28">        <text:span text:style-name="T30">}</text:span></text:p>
      <text:p text:style-name="P28">    <text:span text:style-name="T30">}</text:span></text:p>
      <text:p text:style-name="P28">    <text:span text:style-name="T30">return counter;</text:span></text:p>
      <text:p text:style-name="P10">}</text:p>
      <text:p text:style-name="P27"><text:soft-page-break/></text:p>
      <text:p text:style-name="P10">int vector_count_negative(std::vector&lt;int&gt;to_compute){</text:p>
      <text:p text:style-name="P28">    <text:span text:style-name="T30">int counter = 0;</text:span></text:p>
      <text:p text:style-name="P28">    <text:span text:style-name="T30">for(int i : to_compute){</text:span></text:p>
      <text:p text:style-name="P28">        <text:span text:style-name="T30">if (i &lt; 0){</text:span></text:p>
      <text:p text:style-name="P28">            <text:span text:style-name="T30">++counter;</text:span></text:p>
      <text:p text:style-name="P28">        <text:span text:style-name="T30">}</text:span></text:p>
      <text:p text:style-name="P28">    <text:span text:style-name="T30">}</text:span></text:p>
      <text:p text:style-name="P28">    <text:span text:style-name="T30">return counter;</text:span></text:p>
      <text:p text:style-name="P10">}</text:p>
      <text:p text:style-name="P27"/>
      <text:p text:style-name="P10">int vector_count_zeroes(std::vector&lt;int&gt;to_compute){</text:p>
      <text:p text:style-name="P28">    <text:span text:style-name="T30">int counter = 0;</text:span></text:p>
      <text:p text:style-name="P28">    <text:span text:style-name="T30">for(int i : to_compute){</text:span></text:p>
      <text:p text:style-name="P28">        <text:span text:style-name="T30">if ( i == 0 ){</text:span></text:p>
      <text:p text:style-name="P28">            <text:span text:style-name="T30">++counter;</text:span></text:p>
      <text:p text:style-name="P28">        <text:span text:style-name="T30">}</text:span></text:p>
      <text:p text:style-name="P28">    <text:span text:style-name="T30">}</text:span></text:p>
      <text:p text:style-name="P28">    <text:span text:style-name="T30">return counter;</text:span></text:p>
      <text:p text:style-name="P10">}</text:p>
      <text:p text:style-name="P27"/>
      <text:p text:style-name="P10">void vector_show(std::vector&lt;int&gt;to_compute){</text:p>
      <text:p text:style-name="P28">    <text:span text:style-name="T30">//DEBUG</text:span></text:p>
      <text:p text:style-name="P28">    <text:span text:style-name="T30">std::cout &lt;&lt; "Vector is: " &lt;&lt; std::endl;</text:span></text:p>
      <text:p text:style-name="P28">    <text:span text:style-name="T30">for (int i : to_compute){</text:span></text:p>
      <text:p text:style-name="P28">        <text:span text:style-name="T30">std::cout &lt;&lt; i &lt;&lt; " "; </text:span></text:p>
      <text:p text:style-name="P28">    <text:span text:style-name="T30">}</text:span></text:p>
      <text:p text:style-name="P28">    <text:span text:style-name="T30">std::cout &lt;&lt; std::endl;</text:span></text:p>
      <text:p text:style-name="P10">}</text:p>
      <text:p text:style-name="P41"><text:span text:style-name="T8"/></text:p>
      <text:h text:style-name="P52" text:outline-level="2" text:is-list-header="true"><text:bookmark-start text:name="__RefHeading___Toc4370_1917984385"/>Версия 0.<text:span text:style-name="T10">5</text:span><text:bookmark-end text:name="__RefHeading___Toc4370_1917984385"/></text:h>
      <text:p text:style-name="P46">Файл <text:span text:style-name="T8">main.cpp</text:span></text:p>
      <text:p text:style-name="P15">#include "application.h"</text:p>
      <text:p text:style-name="P11">int main(){</text:p>
      <text:p text:style-name="P12">    std::cout &lt;&lt; "<text:span text:style-name="T12">Welcome to </text:span><text:span text:style-name="T25">Positive</text:span><text:span text:style-name="T12">/</text:span><text:span text:style-name="T25">Negative</text:span><text:span text:style-name="T12">/Zero evaluation program.</text:span>" &lt;&lt; std::endl;</text:p>
      <text:p text:style-name="P29">    <text:span text:style-name="T30">Application app;</text:span></text:p>
      <text:p text:style-name="P29">    <text:span text:style-name="T30">int ret = app_launch(app);</text:span></text:p>
      <text:p text:style-name="P29">    <text:span text:style-name="T30">return ret;</text:span></text:p>
      <text:p text:style-name="P11">}</text:p>
      <text:p text:style-name="P15"/>
      <text:p text:style-name="P15"/>
      <text:p text:style-name="P37">Файл <text:span text:style-name="T8">application.h</text:span></text:p>
      <text:p text:style-name="P42">#ifndef HEADER_H</text:p>
      <text:p text:style-name="P42">#define HEADER_H</text:p>
      <text:p text:style-name="P42"/>
      <text:p text:style-name="P42">#include &lt;iostream&gt;</text:p>
      <text:p text:style-name="P42">#include "vector_handle.h"</text:p>
      <text:p text:style-name="P42"/>
      <text:p text:style-name="P42">typedef struct Application{</text:p>
      <text:p text:style-name="P42">    int n;</text:p>
      <text:p text:style-name="P42">    std::vector&lt;int&gt;array;</text:p>
      <text:p text:style-name="P42">    int counter_positive = 0, counter_negative = 0, counter_zero = 0;</text:p>
      <text:p text:style-name="P42"/>
      <text:p text:style-name="P42">}Application;</text:p>
      <text:p text:style-name="P42"/>
      <text:p text:style-name="P42">int app_launch(Application&amp; app);</text:p>
      <text:p text:style-name="P42">bool app_input(Application&amp; app);</text:p>
      <text:p text:style-name="P42">bool app_process(Application&amp; app);</text:p>
      <text:p text:style-name="P42">bool app_output(Application&amp; app);</text:p>
      <text:p text:style-name="P42"/>
      <text:p text:style-name="P42">#endif //HEADER_H</text:p>
      <text:p text:style-name="P15"/>
      <text:p text:style-name="P15"/>
      <text:p text:style-name="P15"><text:soft-page-break/></text:p>
      <text:p text:style-name="P32"><text:span text:style-name="T29">Файл </text:span><text:span text:style-name="T11">application.cpp</text:span></text:p>
      <text:p text:style-name="P15">#include "application.h"</text:p>
      <text:p text:style-name="P30"/>
      <text:p text:style-name="P11">int app_launch(Application &amp;app){</text:p>
      <text:p text:style-name="P29">    <text:span text:style-name="T30">app_input(app);</text:span></text:p>
      <text:p text:style-name="P29">    <text:span text:style-name="T30">app_process(app);</text:span></text:p>
      <text:p text:style-name="P29">    <text:span text:style-name="T30">app_output(app);</text:span></text:p>
      <text:p text:style-name="P29">    <text:span text:style-name="T30">return 0;</text:span></text:p>
      <text:p text:style-name="P11">}</text:p>
      <text:p text:style-name="P30"/>
      <text:p text:style-name="P11">bool app_input(Application&amp; app){</text:p>
      <text:p text:style-name="P29">    <text:span text:style-name="T30">return true;</text:span></text:p>
      <text:p text:style-name="P11">}</text:p>
      <text:p text:style-name="P30"/>
      <text:p text:style-name="P11">bool app_process(Application&amp; app){</text:p>
      <text:p text:style-name="P29">    <text:span text:style-name="T30">return true;</text:span></text:p>
      <text:p text:style-name="P11">}</text:p>
      <text:p text:style-name="P30"/>
      <text:p text:style-name="P11">bool app_output(Application&amp; app){</text:p>
      <text:p text:style-name="P29">    <text:span text:style-name="T30">return true;</text:span></text:p>
      <text:p text:style-name="P11">}</text:p>
      <text:p text:style-name="P15"/>
      <text:p text:style-name="P38">Файл <text:span text:style-name="T9">vector_handle</text:span><text:span text:style-name="T8">.h</text:span></text:p>
      <text:p text:style-name="P15">#include &lt;vector&gt;</text:p>
      <text:p text:style-name="P11">std::vector&lt;int&gt;vector_fill(int n);</text:p>
      <text:p text:style-name="P11">int vector_count_<text:span text:style-name="T23">positive</text:span>(std::vector&lt;int&gt;to_compute);</text:p>
      <text:p text:style-name="P11">int vector_count_<text:span text:style-name="T23">negative</text:span>(std::vector&lt;int&gt;to_compute);</text:p>
      <text:p text:style-name="P11">int vector_count_zeroes(std::vector&lt;int&gt;to_compute);</text:p>
      <text:p text:style-name="P11">void vector_show(std::vector&lt;int&gt;to_compute);</text:p>
      <text:p text:style-name="P15"/>
      <text:p text:style-name="P38">Файл <text:span text:style-name="T9">vector_handle</text:span><text:span text:style-name="T8">.cpp</text:span></text:p>
      <text:p text:style-name="P15">#include "vector_handle.h"</text:p>
      <text:p text:style-name="P11">#include &lt;iostream&gt;</text:p>
      <text:p text:style-name="P29"><text:soft-page-break/><text:span text:style-name="T30"/></text:p>
      <text:p text:style-name="P11">std::vector&lt;int&gt; vector_fill(int n){</text:p>
      <text:p text:style-name="P29">    <text:span text:style-name="T30">std::vector&lt;int&gt; to_return;</text:span></text:p>
      <text:p text:style-name="P29">    <text:span text:style-name="T30">return to_return;</text:span></text:p>
      <text:p text:style-name="P11">}</text:p>
      <text:p text:style-name="P30"/>
      <text:p text:style-name="P11">int vector_count_<text:span text:style-name="T24">positive</text:span>(std::vector&lt;int&gt;to_compute){</text:p>
      <text:p text:style-name="P29">    <text:span text:style-name="T30">int counter = 0;</text:span></text:p>
      <text:p text:style-name="P29">    <text:span text:style-name="T30">return counter;</text:span></text:p>
      <text:p text:style-name="P11">}</text:p>
      <text:p text:style-name="P30"/>
      <text:p text:style-name="P11">int vector_count_<text:span text:style-name="T24">negative</text:span>(std::vector&lt;int&gt;to_compute){</text:p>
      <text:p text:style-name="P29">    <text:span text:style-name="T30">int counter = 0;</text:span></text:p>
      <text:p text:style-name="P29">    <text:span text:style-name="T30">return counter;</text:span></text:p>
      <text:p text:style-name="P11">}</text:p>
      <text:p text:style-name="P30"/>
      <text:p text:style-name="P11">int vector_count_zeroes(std::vector&lt;int&gt;to_compute){</text:p>
      <text:p text:style-name="P29">    <text:span text:style-name="T30">int counter = 0;</text:span></text:p>
      <text:p text:style-name="P29">    <text:span text:style-name="T30">return counter;</text:span></text:p>
      <text:p text:style-name="P11">}</text:p>
      <text:p text:style-name="P30"/>
      <text:p text:style-name="P11">void vector_show(std::vector&lt;int&gt;to_compute){</text:p>
      <text:p text:style-name="P29"><text:span text:style-name="T30"/></text:p>
      <text:p text:style-name="P21">}</text:p>
      <text:p text:style-name="P26"/>
      <text:p text:style-name="P8"><text:span text:style-name="T8"/></text:p>
      <text:h text:style-name="P52" text:outline-level="2" text:is-list-header="true"><text:bookmark-start text:name="__RefHeading___Toc4433_1917984385"/>Версия 0.1<text:bookmark-end text:name="__RefHeading___Toc4433_1917984385"/></text:h>
      <text:p text:style-name="P45">Файл <text:span text:style-name="T8">main.cpp</text:span></text:p>
      <text:p text:style-name="P9">#include &lt;iostream&gt;</text:p>
      <text:p text:style-name="P9"/>
      <text:p text:style-name="P9">int main (){</text:p>
      <text:p text:style-name="P9">    std::cout &lt;&lt; "<text:span text:style-name="T12">Welcome to </text:span><text:span text:style-name="T25">Positive</text:span><text:span text:style-name="T12">/</text:span><text:span text:style-name="T25">Negative</text:span><text:span text:style-name="T12">/Zero evaluation program.</text:span>" &lt;&lt; std::endl;</text:p>
      <text:p text:style-name="P9">    return 0;</text:p>
      <text:p text:style-name="P9">}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59e87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83in" fo:margin-bottom="0.4917in" fo:margin-left="0.7189in" fo:margin-right="0.6146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корнилов</meta:initial-creator>
    <meta:editing-cycles>160</meta:editing-cycles>
    <meta:creation-date>2024-09-14T09:58:00</meta:creation-date>
    <dc:date>2024-11-28T19:48:53.075000000</dc:date>
    <meta:editing-duration>PT18H19M31S</meta:editing-duration>
    <meta:generator>LibreOffice/24.2.3.2$Windows_X86_64 LibreOffice_project/433d9c2ded56988e8a90e6b2e771ee4e6a5ab2ba</meta:generator>
    <meta:print-date>2024-11-28T19:48:49.691000000</meta:print-date>
    <meta:printed-by>Файлы PDF</meta:printed-by>
    <meta:document-statistic meta:table-count="0" meta:image-count="0" meta:object-count="0" meta:page-count="15" meta:paragraph-count="242" meta:word-count="986" meta:character-count="9218" meta:non-whitespace-character-count="7956"/>
    <meta:user-defined meta:name="AppVersion">16.0000</meta:user-defined>
    <meta:template xlink:type="simple" xlink:actuate="onRequest" xlink:title="Normal" xlink:href=""/>
  </office:meta>
</office:document-meta>
</file>